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512cm"/>
    </style:style>
    <style:style style:name="gr2" style:family="graphic" style:parent-style-name="standard">
      <style:graphic-properties svg:stroke-color="#333333" draw:fill="solid" draw:fill-color="#eeeeee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fo:min-height="0.513cm"/>
    </style:style>
    <style:style style:name="gr4" style:family="graphic" style:parent-style-name="standard">
      <style:graphic-properties draw:stroke="none" svg:stroke-color="#000000" draw:fill="none" draw:fill-color="#ffffff" fo:min-height="0.639cm"/>
    </style:style>
    <style:style style:name="gr5" style:family="graphic" style:parent-style-name="measure">
      <style:graphic-properties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3pt" style:font-size-asian="13pt" style:font-size-complex="13pt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style:paragraph-properties fo:margin-left="0cm" fo:margin-right="0cm" fo:margin-top="0cm" fo:margin-bottom="0cm" fo:line-height="100%" fo:text-align="center" fo:text-indent="0cm"/>
    </style:style>
    <style:style style:name="P5" style:family="paragraph">
      <style:paragraph-properties fo:text-align="start"/>
    </style:style>
    <style:style style:name="P6" style:family="paragraph">
      <style:paragraph-properties fo:line-height="150%" fo:text-align="start"/>
      <style:text-properties fo:font-size="12pt" style:font-size-asian="12pt" style:font-size-complex="12pt"/>
    </style:style>
    <style:style style:name="P7" style:family="paragraph">
      <style:paragraph-properties fo:line-height="150%" fo:text-align="center"/>
      <style:text-properties fo:font-size="12pt" style:font-size-asian="12pt" style:font-size-complex="12pt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4.953cm" svg:height="0.763cm" svg:x="4.048cm" svg:y="3.158cm">
          <draw:text-box>
            <text:p text:style-name="P1"><text:span text:style-name="T1">php -f example.php <text:s/></text:span></text:p>
          </draw:text-box>
        </draw:frame>
        <draw:custom-shape draw:style-name="gr2" draw:text-style-name="P3" draw:layer="layout" svg:width="5.461cm" svg:height="0.889cm" svg:x="3.794cm" svg:y="4.174cm">
          <text:p text:style-name="P1"><text:span text:style-name="T2">Each extension's MINI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2" draw:layer="layout" svg:width="6.858cm" svg:height="0.763cm" svg:x="7.572cm" svg:y="5.572cm">
          <draw:text-box>
            <text:p text:style-name="P1"><text:span text:style-name="T1">Start example.php request</text:span></text:p>
          </draw:text-box>
        </draw:frame>
        <draw:custom-shape draw:style-name="gr2" draw:text-style-name="P3" draw:layer="layout" svg:width="6.223cm" svg:height="0.889cm" svg:x="7.89cm" svg:y="6.461cm">
          <text:p text:style-name="P1"><text:span text:style-name="T2">Each extension's RINI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2" draw:layer="layout" svg:width="6.858cm" svg:height="0.763cm" svg:x="7.572cm" svg:y="7.603cm">
          <draw:text-box>
            <text:p text:style-name="P1"><text:span text:style-name="T1">Execute example.php</text:span></text:p>
          </draw:text-box>
        </draw:frame>
        <draw:custom-shape draw:style-name="gr2" draw:text-style-name="P3" draw:layer="layout" svg:width="6.35cm" svg:height="0.889cm" svg:x="7.826cm" svg:y="8.62cm">
          <text:p text:style-name="P1"><text:span text:style-name="T2">Each extension's RSHUTDOW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6.287cm" svg:height="0.889cm" svg:x="3.603cm" svg:y="10.144cm">
          <text:p text:style-name="P1"><text:span text:style-name="T2">Each extension's MSHUTDOW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2" draw:layer="layout" svg:width="6.858cm" svg:height="0.889cm" svg:x="3.095cm" svg:y="11.287cm">
          <draw:text-box>
            <text:p text:style-name="P1"><text:span text:style-name="T1">Terminate</text:span></text:p>
          </draw:text-box>
        </draw:frame>
        <draw:measure draw:style-name="gr5" draw:text-style-name="P1" draw:layer="measurelines" svg:x1="14.24cm" svg:y1="5.699cm" svg:x2="14.24cm" svg:y2="9.509cm">
          <text:p text:style-name="P4"><text:span text:style-name="T3">Request</text:span></text:p>
        </draw:measure>
        <draw:measure draw:style-name="gr5" draw:text-style-name="P1" draw:layer="measurelines" svg:x1="15.124cm" svg:y1="3.54cm" svg:x2="15.124cm" svg:y2="11.033cm">
          <text:p text:style-name="P4"><text:span text:style-name="T3">Life cycle</text:span></text:p>
        </draw:measure>
      </draw:page>
      <draw:page draw:name="page2" draw:style-name="dp1" draw:master-page-name="Default">
        <draw:custom-shape draw:style-name="gr2" draw:text-style-name="P6" draw:layer="layout" svg:width="4.318cm" svg:height="9.652cm" svg:x="3.54cm" svg:y="4.937cm">
          <text:p text:style-name="P5"><text:span text:style-name="T2">MINIT</text:span></text:p>
          <text:p text:style-name="P5"><text:span text:style-name="T2"/></text:p>
          <text:p text:style-name="P5"><text:span text:style-name="T2"><text:s text:c="5"/></text:span><text:span text:style-name="T2">RINIT</text:span></text:p>
          <text:p text:style-name="P5"><text:span text:style-name="T2"><text:s text:c="5"/></text:span><text:span text:style-name="T2">Script</text:span></text:p>
          <text:p text:style-name="P5"><text:span text:style-name="T2"><text:s text:c="5"/></text:span><text:span text:style-name="T2">RSHUTDOWN</text:span></text:p>
          <text:p text:style-name="P5"><text:span text:style-name="T2"/></text:p>
          <text:p text:style-name="P5"><text:span text:style-name="T2"><text:s text:c="5"/></text:span><text:span text:style-name="T2">RINIT</text:span></text:p>
          <text:p text:style-name="P5"><text:span text:style-name="T2"><text:s text:c="5"/></text:span><text:span text:style-name="T2">Script</text:span></text:p>
          <text:p text:style-name="P5"><text:span text:style-name="T2"><text:s text:c="5"/></text:span><text:span text:style-name="T2">RSHUTDOWN</text:span></text:p>
          <text:p text:style-name="P5"><text:span text:style-name="T2"/></text:p>
          <text:p text:style-name="P5"><text:span text:style-name="T2"><text:s text:c="5"/></text:span><text:span text:style-name="T2">RINIT</text:span></text:p>
          <text:p text:style-name="P5"><text:span text:style-name="T2"><text:s text:c="5"/></text:span><text:span text:style-name="T2">Script</text:span></text:p>
          <text:p text:style-name="P5"><text:span text:style-name="T2"><text:s text:c="5"/></text:span><text:span text:style-name="T2">RSHUTDOWN</text:span></text:p>
          <text:p text:style-name="P5"><text:span text:style-name="T2"/></text:p>
          <text:p text:style-name="P5"><text:span text:style-name="T2"><text:s text:c="5"/>…</text:span><text:span text:style-name="T2">.</text:span></text:p>
          <text:p text:style-name="P5"><text:span text:style-name="T2"><text:s text:c="5"/>…</text:span><text:span text:style-name="T2">.</text:span></text:p>
          <text:p text:style-name="P5"><text:span text:style-name="T2"><text:s text:c="5"/>…</text:span><text:span text:style-name="T2">.</text:span></text:p>
          <text:p text:style-name="P5"><text:span text:style-name="T2"/></text:p>
          <text:p text:style-name="P5"><text:span text:style-name="T2">MSHUTDOWN</text:span></text:p>
          <text:p text:style-name="P5"><text:span text:style-name="T2"/></text:p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4.318cm" svg:height="9.652cm" svg:x="8.366cm" svg:y="4.937cm">
          <text:p text:style-name="P5"><text:span text:style-name="T2">MINIT</text:span></text:p>
          <text:p text:style-name="P5"><text:span text:style-name="T2"/></text:p>
          <text:p text:style-name="P5"><text:span text:style-name="T2"><text:s text:c="5"/></text:span><text:span text:style-name="T2">RINIT</text:span></text:p>
          <text:p text:style-name="P5"><text:span text:style-name="T2"><text:s text:c="5"/></text:span><text:span text:style-name="T2">Script</text:span></text:p>
          <text:p text:style-name="P5"><text:span text:style-name="T2"><text:s text:c="5"/></text:span><text:span text:style-name="T2">RSHUTDOWN</text:span></text:p>
          <text:p text:style-name="P5"><text:span text:style-name="T2"/></text:p>
          <text:p text:style-name="P5"><text:span text:style-name="T2"><text:s text:c="5"/></text:span><text:span text:style-name="T2">RINIT</text:span></text:p>
          <text:p text:style-name="P5"><text:span text:style-name="T2"><text:s text:c="5"/></text:span><text:span text:style-name="T2">Script</text:span></text:p>
          <text:p text:style-name="P5"><text:span text:style-name="T2"><text:s text:c="5"/></text:span><text:span text:style-name="T2">RSHUTDOWN</text:span></text:p>
          <text:p text:style-name="P5"><text:span text:style-name="T2"/></text:p>
          <text:p text:style-name="P5"><text:span text:style-name="T2"><text:s text:c="5"/></text:span><text:span text:style-name="T2">RINIT</text:span></text:p>
          <text:p text:style-name="P5"><text:span text:style-name="T2"><text:s text:c="5"/></text:span><text:span text:style-name="T2">Script</text:span></text:p>
          <text:p text:style-name="P5"><text:span text:style-name="T2"><text:s text:c="5"/></text:span><text:span text:style-name="T2">RSHUTDOWN</text:span></text:p>
          <text:p text:style-name="P5"><text:span text:style-name="T2"/></text:p>
          <text:p text:style-name="P5"><text:span text:style-name="T2"><text:s text:c="5"/>…</text:span><text:span text:style-name="T2">.</text:span></text:p>
          <text:p text:style-name="P5"><text:span text:style-name="T2"><text:s text:c="5"/>…</text:span><text:span text:style-name="T2">.</text:span></text:p>
          <text:p text:style-name="P5"><text:span text:style-name="T2"><text:s text:c="5"/>…</text:span><text:span text:style-name="T2">.</text:span></text:p>
          <text:p text:style-name="P5"><text:span text:style-name="T2"/></text:p>
          <text:p text:style-name="P5"><text:span text:style-name="T2">MSHUTDOWN</text:span></text:p>
          <text:p text:style-name="P5"><text:span text:style-name="T2"/></text:p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4.318cm" svg:height="9.652cm" svg:x="13.192cm" svg:y="4.937cm">
          <text:p text:style-name="P5"><text:span text:style-name="T2">MINIT</text:span></text:p>
          <text:p text:style-name="P5"><text:span text:style-name="T2"/></text:p>
          <text:p text:style-name="P5"><text:span text:style-name="T2"><text:s text:c="5"/></text:span><text:span text:style-name="T2">RINIT</text:span></text:p>
          <text:p text:style-name="P5"><text:span text:style-name="T2"><text:s text:c="5"/></text:span><text:span text:style-name="T2">Script</text:span></text:p>
          <text:p text:style-name="P5"><text:span text:style-name="T2"><text:s text:c="5"/></text:span><text:span text:style-name="T2">RSHUTDOWN</text:span></text:p>
          <text:p text:style-name="P5"><text:span text:style-name="T2"/></text:p>
          <text:p text:style-name="P5"><text:span text:style-name="T2"><text:s text:c="5"/></text:span><text:span text:style-name="T2">RINIT</text:span></text:p>
          <text:p text:style-name="P5"><text:span text:style-name="T2"><text:s text:c="5"/></text:span><text:span text:style-name="T2">Script</text:span></text:p>
          <text:p text:style-name="P5"><text:span text:style-name="T2"><text:s text:c="5"/></text:span><text:span text:style-name="T2">RSHUTDOWN</text:span></text:p>
          <text:p text:style-name="P5"><text:span text:style-name="T2"/></text:p>
          <text:p text:style-name="P5"><text:span text:style-name="T2"><text:s text:c="5"/></text:span><text:span text:style-name="T2">RINIT</text:span></text:p>
          <text:p text:style-name="P5"><text:span text:style-name="T2"><text:s text:c="5"/></text:span><text:span text:style-name="T2">Script</text:span></text:p>
          <text:p text:style-name="P5"><text:span text:style-name="T2"><text:s text:c="5"/></text:span><text:span text:style-name="T2">RSHUTDOWN</text:span></text:p>
          <text:p text:style-name="P5"><text:span text:style-name="T2"/></text:p>
          <text:p text:style-name="P5"><text:span text:style-name="T2"><text:s text:c="5"/>…</text:span><text:span text:style-name="T2">.</text:span></text:p>
          <text:p text:style-name="P5"><text:span text:style-name="T2"><text:s text:c="5"/>…</text:span><text:span text:style-name="T2">.</text:span></text:p>
          <text:p text:style-name="P5"><text:span text:style-name="T2"><text:s text:c="5"/>…</text:span><text:span text:style-name="T2">.</text:span></text:p>
          <text:p text:style-name="P5"><text:span text:style-name="T2"/></text:p>
          <text:p text:style-name="P5"><text:span text:style-name="T2">MSHUTDOWN</text:span></text:p>
          <text:p text:style-name="P5"><text:span text:style-name="T2"/></text:p>
          <draw:enhanced-geometry svg:viewBox="0 0 21600 21600" draw:type="rectangle" draw:enhanced-path="M 0 0 L 21600 0 21600 21600 0 21600 0 0 Z N"/>
        </draw:custom-shape>
        <draw:custom-shape draw:style-name="gr2" draw:text-style-name="P7" draw:layer="layout" svg:width="13.97cm" svg:height="0.762cm" svg:x="3.54cm" svg:y="3.54cm">
          <text:p text:style-name="P1"><text:span text:style-name="T2">Master Process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3" draw:style-name="dp1" draw:master-page-name="Default">
        <draw:custom-shape draw:style-name="gr2" draw:text-style-name="P7" draw:layer="layout" svg:width="10.541cm" svg:height="0.762cm" svg:x="4.175cm" svg:y="4.083cm">
          <text:p text:style-name="P1"><text:span text:style-name="T2">MIN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7" draw:layer="layout" svg:width="10.541cm" svg:height="0.762cm" svg:x="4.175cm" svg:y="8.531cm">
          <text:p text:style-name="P1"><text:span text:style-name="T2">MSHUTDOW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6" draw:layer="layout" svg:width="2.921cm" svg:height="1.905cm" svg:x="4.148cm" svg:y="5.761cm">
          <text:p text:style-name="P5"><text:span text:style-name="T2">RINIT</text:span></text:p>
          <text:p text:style-name="P5"><text:span text:style-name="T2">Script</text:span></text:p>
          <text:p text:style-name="P5"><text:span text:style-name="T2">RSHUTDOW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6" draw:layer="layout" svg:width="2.921cm" svg:height="1.905cm" svg:x="7.969cm" svg:y="5.761cm">
          <text:p text:style-name="P5"><text:span text:style-name="T2">RINIT</text:span></text:p>
          <text:p text:style-name="P5"><text:span text:style-name="T2">Script</text:span></text:p>
          <text:p text:style-name="P5"><text:span text:style-name="T2">RSHUTDOW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6" draw:layer="layout" svg:width="2.921cm" svg:height="1.905cm" svg:x="11.779cm" svg:y="5.761cm">
          <text:p text:style-name="P5"><text:span text:style-name="T2">RINIT</text:span></text:p>
          <text:p text:style-name="P5"><text:span text:style-name="T2">Script</text:span></text:p>
          <text:p text:style-name="P5"><text:span text:style-name="T2">RSHUTDOWN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Lorenzo Fontana</meta:initial-creator>
    <meta:creation-date>2014-11-11T08:32:20.280566892</meta:creation-date>
    <dc:date>2014-11-14T08:22:46.095213846</dc:date>
    <dc:creator>Lorenzo Fontana</dc:creator>
    <meta:editing-duration>PT19M58S</meta:editing-duration>
    <meta:editing-cycles>6</meta:editing-cycles>
    <meta:generator>LibreOffice/4.2.7.2$Linux_X86_64 LibreOffice_project/420m0$Build-2</meta:generator>
    <meta:document-statistic meta:object-count="19"/>
  </office:meta>
</office:document-meta>
</file>